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language="pl" fo:country="PL" officeooo:rsid="0005de87" officeooo:paragraph-rsid="0005de87"/>
    </style:style>
    <style:style style:name="P2" style:family="paragraph" style:parent-style-name="Heading_20_2">
      <style:text-properties fo:language="pl" fo:country="PL" officeooo:paragraph-rsid="000aa48f"/>
    </style:style>
    <style:style style:name="P3" style:family="paragraph" style:parent-style-name="Heading_20_2">
      <style:text-properties fo:language="pl" fo:country="PL" officeooo:rsid="000aa48f" officeooo:paragraph-rsid="000aa48f"/>
    </style:style>
    <style:style style:name="P4" style:family="paragraph" style:parent-style-name="Title">
      <style:text-properties fo:language="pl" fo:country="PL" officeooo:rsid="00041a14" officeooo:paragraph-rsid="00041a14"/>
    </style:style>
    <style:style style:name="P5" style:family="paragraph" style:parent-style-name="Heading_20_1">
      <style:text-properties fo:language="pl" fo:country="PL" officeooo:rsid="00041a14" officeooo:paragraph-rsid="00041a14"/>
    </style:style>
    <style:style style:name="P6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officeooo:rsid="00057ca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 z projektu nr 2, Metody Numeryczne <text:span text:style-name="T5">II</text:span></text:p>
      <text:h text:style-name="P5" text:outline-level="1">Temat: <text:span text:style-name="T1">Interpolacja kubicznymi funkcjami sklejanymi z przestrzeni </text:span><text:span text:style-name="T1"><draw:frame draw:style-name="fr1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1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1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1" text:outline-level="2">Opis metody: <text:span text:style-name="T1">Interpolacja funkcji </text:span><text:span text:style-name="T1"><draw:frame draw:style-name="fr1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1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1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1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2" text:outline-level="2"><draw:frame draw:style-name="fr2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4"/></text:h>
      <text:h text:style-name="P2" text:outline-level="2"><text:span text:style-name="T4">gdzie </text:span><text:span text:style-name="T4"><draw:frame draw:style-name="fr1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1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współczynniki przy kolejnych funkcjach z bazy przestrzeni. </text:span></text:h>
      <text:h text:style-name="P3" text:outline-level="2">Implementacja: <text:span text:style-name="T1">Interpolację zaimplementowaliśmy za pomocą skryptu, który wyznacza funkcję interpolującą 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0-27T17:34:25.834637426</dc:date>
    <meta:editing-duration>PT21M47S</meta:editing-duration>
    <meta:editing-cycles>2</meta:editing-cycles>
    <meta:generator>LibreOffice/6.0.6.2$Linux_X86_64 LibreOffice_project/00m0$Build-2</meta:generator>
    <meta:document-statistic meta:table-count="0" meta:image-count="0" meta:object-count="10" meta:page-count="1" meta:paragraph-count="6" meta:word-count="112" meta:character-count="874" meta:non-whitespace-character-count="764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